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officeooo:paragraph-rsid="00016c9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2pt" fo:font-weight="normal" officeooo:rsid="00115d6f" officeooo:paragraph-rsid="00016c9a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fo:font-weight="normal" officeooo:rsid="00116f0a" officeooo:paragraph-rsid="00016c9a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016c9a"/>
    </style:style>
    <style:style style:name="P5" style:family="paragraph" style:parent-style-name="Standard">
      <style:text-properties officeooo:paragraph-rsid="00270453"/>
    </style:style>
    <style:style style:name="P6" style:family="paragraph" style:parent-style-name="Standard">
      <style:text-properties style:font-name="Arial" officeooo:rsid="0031f629" officeooo:paragraph-rsid="00270453"/>
    </style:style>
    <style:style style:name="T1" style:family="text">
      <style:text-properties officeooo:rsid="00115d6f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fo:font-style="normal"/>
    </style:style>
    <style:style style:name="T4" style:family="text">
      <style:text-properties fo:color="#000000" style:font-name="Arial" style:text-underline-style="none"/>
    </style:style>
    <style:style style:name="T5" style:family="text">
      <style:text-properties style:font-name="Arial"/>
    </style:style>
    <style:style style:name="T6" style:family="text">
      <style:text-properties style:font-name="Arial" fo:font-size="12pt" fo:font-weight="normal" officeooo:rsid="00116f0a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2096e1" style:font-size-asian="12pt" style:font-weight-asian="normal" style:font-size-complex="12pt" style:font-weight-complex="normal"/>
    </style:style>
    <style:style style:name="T8" style:family="text">
      <style:text-properties style:font-name="Arial" officeooo:rsid="0020ae1e"/>
    </style:style>
    <style:style style:name="T9" style:family="text">
      <style:text-properties style:font-name="Arial" officeooo:rsid="002e5798"/>
    </style:style>
    <style:style style:name="T10" style:family="text">
      <style:text-properties style:font-name="Arial" officeooo:rsid="0030055e"/>
    </style:style>
    <style:style style:name="T11" style:family="text">
      <style:text-properties style:font-name="Arial" officeooo:rsid="0031f6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ma apresentado:<text:tab/></text:span><text:span text:style-name="T3">Pilha estática e pilha dinâmica </text:span></text:p>
      <text:p text:style-name="P1"><text:span text:style-name="T1">Grupo: </text:span><text:span text:style-name="T2"> </text:span><text:span text:style-name="T3">Lucas, Pedro e Maycon</text:span> </text:p>
      <text:p text:style-name="P2"><text:a xlink:type="simple" xlink:href="data:05/03/2017" text:style-name="Internet_20_link" text:visited-style-name="Visited_20_Internet_20_Link"><text:span text:style-name="T4">Data: 05/03/2017</text:span></text:a></text:p>
      <text:p text:style-name="P2"/>
      <text:p text:style-name="P2"/>
      <text:p text:style-name="P3"/>
      <text:p text:style-name="P3"/>
      <text:p text:style-name="P4"><text:span text:style-name="T6"><text:tab/>O grupo </text:span><text:span text:style-name="T7">abordou a definição como primeiro tópico, apresentou o conceito de LIFO, comentaram também que na pilha as inserções e remoções são realizadas em somente uma extremidade, que é o topo. Explicaram que a</text:span><text:span text:style-name="T5">o inserir uma sequência de dados em uma pilha e depois remover essa sequência, a ordem desses dados será invertida.</text:span></text:p>
      <text:p text:style-name="P4"><text:span text:style-name="T5"><text:tab/>Exemplo: Os dados inseridos na sequência {</text:span><text:span text:style-name="T8">5</text:span><text:span text:style-name="T5">, </text:span><text:span text:style-name="T8">10</text:span><text:span text:style-name="T5">, </text:span><text:span text:style-name="T8">15</text:span><text:span text:style-name="T5">, </text:span><text:span text:style-name="T8">20</text:span><text:span text:style-name="T5">} serão removidos como {</text:span><text:span text:style-name="T8">20</text:span><text:span text:style-name="T5">, </text:span><text:span text:style-name="T8">15</text:span><text:span text:style-name="T5">, </text:span><text:span text:style-name="T8">10</text:span><text:span text:style-name="T5">, </text:span><text:span text:style-name="T8">5</text:span><text:span text:style-name="T5">}. </text:span></text:p>
      <text:p text:style-name="P5"><text:span text:style-name="T5"><text:tab/></text:span><text:span text:style-name="T9">Fizeram uma passagem rápida pela parte teórica das operações básicas com a pilha (create, pull, pop, top).</text:span></text:p>
      <text:p text:style-name="P5"><text:span text:style-name="T9"><text:tab/></text:span><text:span text:style-name="T10">O grupo apresentou com bastante propriedade as diferenças entre alocação dinâmica e estática com bastante exemplos, </text:span><text:span text:style-name="T11">mostrando também suas vantagens e desvantagens.</text:span></text:p>
      <text:p text:style-name="P6"><text:tab/>Por fim, mostraram um código genérico com as alocações e foram explicando o passo a passo de forma didát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5:16:19.313000000</meta:creation-date>
    <dc:date>2018-03-07T05:30:41.123000000</dc:date>
    <meta:editing-duration>PT9M35S</meta:editing-duration>
    <meta:editing-cycles>19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8" meta:word-count="143" meta:character-count="897" meta:non-whitespace-character-count="753"/>
  </office:meta>
</office:document-meta>
</file>